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Apple Chancery" svg:font-family="'Apple Chancery'" style:font-pitch="variable"/>
    <style:font-face style:name="Bodoni 72" svg:font-family="'Bodoni 72'" style:font-pitch="variable"/>
    <style:font-face style:name="Noteworthy" svg:font-family="Noteworthy" style:font-pitch="variable"/>
    <style:font-face style:name="American Typewriter" svg:font-family="'American Typewriter'" style:font-family-generic="modern" style:font-pitch="variable"/>
    <style:font-face style:name="Georgia" svg:font-family="Georgia" style:font-family-generic="roman" style:font-pitch="variable"/>
    <style:font-face style:name="Source Serif Pro" svg:font-family="'Source Serif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irst_20_paragraph">
      <style:paragraph-properties fo:text-align="justify" style:justify-single-word="false"/>
    </style:style>
    <style:style style:name="P2" style:family="paragraph" style:parent-style-name="Text_20_body" style:master-page-name="">
      <style:paragraph-properties fo:text-align="justify" style:justify-single-word="false" fo:hyphenation-ladder-count="no-limit" style:page-number="auto"/>
      <style:text-properties fo:hyphenate="true" fo:hyphenation-remain-char-count="2" fo:hyphenation-push-char-count="2"/>
    </style:style>
    <style:style style:name="P3" style:family="paragraph" style:parent-style-name="Footer">
      <style:paragraph-properties fo:text-align="start" style:justify-single-word="false"/>
      <style:text-properties officeooo:paragraph-rsid="0023c514"/>
    </style:style>
    <style:style style:name="P4" style:family="paragraph" style:parent-style-name="Header">
      <style:text-properties officeooo:paragraph-rsid="00242623"/>
    </style:style>
    <style:style style:name="P5" style:family="paragraph" style:parent-style-name="Heading_20_1" style:master-page-name="">
      <style:paragraph-properties style:page-number="auto" fo:break-before="page"/>
    </style:style>
    <style:style style:name="P6" style:family="paragraph" style:parent-style-name="Heading_20_1">
      <style:paragraph-properties fo:break-before="page"/>
    </style:style>
    <style:style style:name="T1" style:family="text">
      <style:text-properties style:font-name="Apple Chancery"/>
    </style:style>
    <style:style style:name="T2" style:family="text">
      <style:text-properties style:font-name="Bodoni 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 Tierra Extraña</text:p>
      <text:p text:style-name="Author">Miguel L Gonzalez</text:p>
      <text:p text:style-name="Date">true</text:p>
      <text:h text:style-name="P5" text:outline-level="1"><text:bookmark-start text:name="primera-parte"/>Primera parte<text:bookmark-end text:name="primera-parte"/></text:h>
      <text:h text:style-name="P6" text:outline-level="1"><text:bookmark-start text:name="capítulo-1"/>Capítulo 1<text:bookmark-end text:name="capítulo-1"/></text:h>
      <text:p text:style-name="P1">Una notificación en el reloj que llevaba en mi muñeca me confirmó que llegaba a tiempo. El vuelo IB-2312, programado a las 12:10 del 12 de septiembre de 2035 con destino a Madrid-Adolfo Suárez todavía tardaría una hora en salir. Me era imposible llevar la cuenta de las ocasiones en que había estado en el aeropuerto de Gatwick antes de aquel día. De hecho no recuerdo la primera vez que estuve allí. Mis padres me habían contado decenas de veces que fue desde este aeropuerto, siendo yo un bebé, cuando viajamos una Navidad a que me conocieran mis abuelos.</text:p>
      <text:p text:style-name="P2">La verdad es que los cambios que sufre la zona comercial de Gatwick forman parte de esa sensación de que el tiempo corre inexorablemente hacia adelante, igual que las tiendas que abren para sustituir a otras en el barrio del extrarradio de Londres en el que he crecido y donde había vivido desde que tengo memoria. Unos locales abren sus puertas y otros las cierran, intentando seguir el ritmo de una sociedad que se cansa demasiado pronto de todo, que de lo único que no se agota es de ese cambio constante y orquestado por las multinacionales a las que adoramos sin pensar en las consecuencias.</text:p>
      <text:p text:style-name="Text_20_body">En cambio, viajar en avión seguía siendo parecido a como lo recordaba desde pequeña: guardar en mi reloj el código para pasar a la zona de embarque, <text:soft-page-break/>escanear mis pocas pertenencias y mi cuerpo, tragar saliva antes de cruzar el arco de seguridad,… Al menos ya no me hacían abrir mi maleta, como aquella vez que me morí de vergüenza cuando, delante de papá y más ojos extraños, me abrieron el equipaje de mano y rebuscaron entre mi ropa interior. Desde que hay escáneres de tomografía pasar el control era mucho más rápido… Al menos es algo bueno que nos había traído la tecnología.</text:p>
      <text:p text:style-name="Text_20_body">Lo que hacía diferente aquel viaje es que no me acompañaba mi familia. Tan solo una vez cogí un avión sin mis padres, aunque éramos un grupo de cinco o seis menores que íbamos solos, y una azafata nos acompañó todo el camino. Sus padres, unos divorciados, otros enfermos, y la mayoría como en mi caso trabajando demasiado, nos mandaban de vacaciones con nuestros abuelos. Creo que fue la primera vez que no me sentí sola en aquel sentimiento de no terminaba de pertenecer a ningún sitio. Nos contábamos por cientos de miles los hijos de aquella generación de españoles que dejó su país para comenzar una nueva etapa en lo que en aquel entonces era Reino Unido.</text:p>
      <text:p text:style-name="Text_20_body"/>
      <text:p text:style-name="Text_20_body">Al salir del metro anduve por los alrededores del segundo piso que iba a ver. Al otro lado de la calle Fuencarral me encontré en un barrio muy agradable con calles estrechas pero muy limpias y ordenadas al seguir un patrón perpendicular. En el centro se <text:soft-page-break/>encontraba la Plaza de Olavide, donde al ser ya la una había al menos seis bares a pleno rendimiento sirviendo comidas. Pedí un plato combinado sentada en una de aquellas mesas y disfruté del sonido de los niños jugando en los parques de la plaza, las conversaciones de los grupos adyacentes, y las risas de los grupos de amigos que paseaban.</text:p>
      <text:p text:style-name="Text_20_body">Había quedado a las dos y media para ver el piso, calle Monteleón 14. Así que tras terminarme el plato y sorber el último trago de la cerveza, fui caminando a paso lento. Era una pequeña calle de sentido único que salía de Carranza que, a pesar de ser amplia y con una mediana arbolada, tenía un recorrido de menos de trescientos metros puesto que unía la Glorieta de Bilbao y la glorieta donde estaba el metro San Bernardo.</text:p>
      <text:p text:style-name="Text_20_body">—Hola cariño. Eres Sonia, ¿no? Yo soy Rosalía —dijo sonriente antes de darme dos besos.</text:p>
      <text:h text:style-name="P6" text:outline-level="1"><text:bookmark-start text:name="capítulo-3"/>Capítulo 3<text:bookmark-end text:name="capítulo-3"/></text:h>
      <text:p text:style-name="First_20_paragraph">Tras mucha ansiedad acumulada, aquella noche me eché a llorar. Algo de tristeza, pero sobre todo emoción y orgullo, tras hablar con mi padre y contarle mis logros de los últimos tres días… Me habría gustado hablar con mi madre, pero me dijo papá que había salido al pub a tomar una pinta con una amiga.</text:p>
      <text:p text:style-name="Text_20_body">Puede sonar simple, pero las cosas que en casa daba por sentadas me costaban muchísimo. Era como aquella vez que para fortalecer los músculos cuando me lesioné jugando a fútbol y tuve que llevar esas tobilleras con pesas tras estar unos días inmovilizada; la actividad más sencilla se veía lastrada por un montón de tareas de las que nunca me había tenido que preocupar.</text:p>
      <text:p text:style-name="Text_20_body">La gente hablaba muy rápido, la mitad de las cosas tenía que preguntarlas dos o tres veces. ¡Y mamá le echa aun en cara a papá que no vocaliza cuando habla en español! Es tan extraño que, siendo esta mi «lengua materna» me sintiera perdida hablándola, a pesar de lo que se habían esforzado mis padres en que «en casa vamos a intentar hablar en cristiano», expresión que nunca entendí… Además la gente se sorprendía al conocerme ya que teniendo un nombre y apellidos tan españoles «sonaba a guiri». Deseaba que esta sensación de no poder comunicarme bien con nadie se pasara pronto. Aquellos tres primeros <text:soft-page-break/>días había conseguido inscribirme en la universidad y encontrar piso.</text:p>
      <text:p text:style-name="Text_20_body">De repente, unido a un sonido de campana, la pantalla de la pared que había justo encima del marco de la puerta parpadeó durante una décima de segundo y mostró, en letras grandes:</text:p>
      <text:p text:style-name="Quotations"><text:span text:style-name="Source_5f_Text">FUNDAMENTOS DE ELECTRÓNICA</text:span></text:p>
      <text:p text:style-name="Quotations"><text:span text:style-name="Source_5f_Text">Grupo C. 9.15 - 11.15</text:span></text:p>
      <text:p text:style-name="First_20_paragraph">Al entrar me sentí increíblemente pequeña. Unas treinta hileras de mesas se desplegaban desde el lugar donde dos enormes pizarras presidían el aula.</text:p>
      <text:p text:style-name="Text_20_body">—Hola. Sonia. ¿No tenías que estar en Londres? —preguntó con un hilo de voz.</text:p>
      <text:p text:style-name="Text_20_body"><text:tab/></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tarSymbol" svg:font-family="StarSymbol"/>
    <style:font-face style:name="Tahoma1" svg:font-family="Tahoma"/>
    <style:font-face style:name="Courier New" svg:font-family="'Courier New'" style:font-family-generic="modern" style:font-pitch="fixed"/>
    <style:font-face style:name="Apple Chancery" svg:font-family="'Apple Chancery'" style:font-pitch="variable"/>
    <style:font-face style:name="Bodoni 72" svg:font-family="'Bodoni 72'" style:font-pitch="variable"/>
    <style:font-face style:name="Noteworthy" svg:font-family="Noteworthy" style:font-pitch="variable"/>
    <style:font-face style:name="American Typewriter" svg:font-family="'American Typewriter'" style:font-family-generic="modern" style:font-pitch="variable"/>
    <style:font-face style:name="Georgia" svg:font-family="Georgia" style:font-family-generic="roman" style:font-pitch="variable"/>
    <style:font-face style:name="Source Serif Pro" svg:font-family="'Source Serif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152cm" fo:margin-bottom="0.152cm" loext:contextual-spacing="false" fo:text-align="justify" style:justify-single-word="false" fo:text-indent="0.199cm" style:auto-text-indent="false" fo:background-color="transparent"/>
      <style:text-properties style:font-name="Georgia" fo:font-family="Georgia"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Source Serif Pro" fo:font-family="'Source Serif Pro'" style:font-family-generic="roman" style:font-pitch="variable" fo:font-size="24pt" fo:font-style="normal" fo:font-weight="normal" style:font-size-asian="24pt" style:font-style-asian="normal" style:font-weight-asian="normal" style:font-size-complex="24pt" style:font-style-complex="normal"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27cm" fo:margin-right="0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loext:graphic-properties draw:fill="none" draw:fill-color="#729fcf"/>
      <style:paragraph-properties fo:margin-left="0cm" fo:margin-right="0cm" fo:text-align="justify" style:justify-single-word="false" fo:text-indent="0.199cm" style:auto-text-indent="false" fo:background-color="transparent"/>
      <style:text-properties style:font-name="Georgia" fo:font-family="Georgia" style:font-family-generic="roman" style:font-pitch="variable"/>
    </style:style>
    <style:style style:name="Title" style:family="paragraph" style:parent-style-name="Heading" style:next-style-name="Text_20_body" style:class="chapter">
      <style:paragraph-properties fo:text-align="center" style:justify-single-word="false"/>
      <style:text-properties style:font-name="American Typewriter" fo:font-family="'American Typewriter'" style:font-family-generic="modern" style:font-pitch="variable" fo:font-size="28pt" fo:font-weight="normal" style:font-size-asian="28pt" style:font-weight-asian="normal" style:font-size-complex="28pt" style:font-weight-complex="normal"/>
    </style:style>
    <style:style style:name="Header" style:family="paragraph" style:parent-style-name="Header_20_and_20_Footer" style:class="extra">
      <style:paragraph-properties fo:text-align="end" style:justify-single-word="false" text:number-lines="false" text:line-number="0">
        <style:tab-stops>
          <style:tab-stop style:position="5.05cm" style:type="center"/>
          <style:tab-stop style:position="10.1cm" style:type="right"/>
        </style:tab-stops>
      </style:paragraph-properties>
      <style:text-properties fo:text-transform="uppercas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023c514"/>
    </style:style>
    <style:style style:name="MP2" style:family="paragraph" style:parent-style-name="Header">
      <style:text-properties officeooo:paragraph-rsid="00242623"/>
    </style:style>
    <style:page-layout style:name="Mpm1" style:page-usage="mirrored">
      <style:page-layout-properties fo:page-width="14.801cm" fo:page-height="21.001cm" style:num-format="1" style:print-orientation="portrait" fo:margin-top="2.54cm" fo:margin-bottom="2.54cm" fo:margin-left="2.6cm" fo:margin-right="2.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text:page-number text:select-page="current">7</text:page-number></text:p>
      </style:header>
      <style:header-left>
        <text:p text:style-name="MP2"><text:chapter text:display="name" text:outline-level="1">Capítulo 3</text:chapter><text:tab/><text:page-number text:select-page="current">6</text:page-number></text:p>
      </style:head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4.2$MacOSX_X86_64 LibreOffice_project/60da17e045e08f1793c57c00ba83cdfce946d0aa</meta:generator>
    <dc:title>Mi Tierra Extraña</dc:title>
    <dc:description/>
    <dc:subject/>
    <meta:keyword/>
    <dc:language>es-ES</dc:language>
    <meta:initial-creator>Miguel L Gonzalez</meta:initial-creator>
    <meta:creation-date>2020-01-09T12:16:57Z</meta:creation-date>
    <dc:date>2020-02-25T14:18:40.025573959</dc:date>
    <meta:editing-duration>PT25M25S</meta:editing-duration>
    <meta:editing-cycles>13</meta:editing-cycles>
    <meta:document-statistic meta:table-count="0" meta:image-count="0" meta:object-count="0" meta:page-count="7" meta:paragraph-count="24" meta:word-count="959" meta:character-count="5381" meta:non-whitespace-character-count="4444"/>
    <meta:user-defined meta:name="date"/>
    <meta:user-defined meta:name="fontsize">11pt</meta:user-defined>
    <meta:user-defined meta:name="identifier"/>
    <meta:user-defined meta:name="indent">True</meta:user-defined>
    <meta:user-defined meta:name="papersize" meta:value-type="string">a5</meta:user-defined>
    <meta:user-defined meta:name="publisher" meta:value-type="string">My Press</meta:user-defined>
    <meta:user-defined meta:name="rights" meta:value-type="string">© 2020 Miguel L Gonzalez</meta:user-defined>
    <meta:user-defined meta:name="tags" meta:value-type="string"/>
    <meta:user-defined meta:name="toc-title" meta:value-type="string">Índice</meta:user-defined>
    <meta:user-defined meta:name="version" meta:value-type="string">1</meta:user-defined>
  </office:meta>
</office:document-meta>
</file>